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e181e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val Board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B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C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D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E</text:p>
          </table:table-cell>
          <table:table-cell table:style-name="ce1" office:value-type="string" calcext:value-type="string">
            <text:p>Interf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SI_R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SI_D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I_PWD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ISI_VSYN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WCK0/SCL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WD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/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I_HSYN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ISI_D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W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ISI_D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WD0/SD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RACESW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I_D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CK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4</text:p>
          </table:table-cell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ISI_D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SI_P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D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I_D1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SI_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0_NPCS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6</text:p>
          </table:table-cell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ISI_D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ISI_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AG_RES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I_D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OUT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8</text:p>
          </table:table-cell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ISI_D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USER_BT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I_D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IN3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ECL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AT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CED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DAT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D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CED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AT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0/NBS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CED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DAT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CED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C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DA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C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C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BA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D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D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DW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HY_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WR1/NBS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WM0_CH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Y_MDC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WM0_CH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HY_RES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Y_MDI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M0_CH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HY_REFCL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WM1_CH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HY_TXD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PU-6050_IN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HY_TXD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HY_TX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PHY_RXD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HY_RXD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HY_RXER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HY_CRS_DV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PI0_MISO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PI0_MOSI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PI0_SPCK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PI0_NPCS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RF24L01_EN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nRF24L01_IRQ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0:57:15.98375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8:13:05.663021977</meta:creation-date>
    <dc:date>2021-02-02T21:01:41.426158702</dc:date>
    <meta:editing-duration>PT6H37S</meta:editing-duration>
    <meta:editing-cycles>38</meta:editing-cycles>
    <meta:generator>LibreOffice/6.0.7.3$Linux_X86_64 LibreOffice_project/00m0$Build-3</meta:generator>
    <meta:document-statistic meta:table-count="1" meta:cell-count="210" meta:object-count="0"/>
  </office:meta>
</office:document-meta>
</file>